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E1FCC0A166E7883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9.902cm, 0cm, 1.68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482cm, 13.047cm, 0cm, 1.33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-0.681cm" svg:y="-2cm" svg:width="19.052cm" svg:height="26.857cm" draw:z-index="0"><draw:image xlink:href="Pictures/100002010000078000000438E1FCC0A166E78833.png" xlink:type="simple" xlink:show="embed" xlink:actuate="onLoad" loext:mime-type="image/png"/></draw:frame></text:p>
      <text:p text:style-name="Standard"><text:soft-page-break/></text:p>
      <text:p text:style-name="Standard"><draw:frame draw:style-name="fr1" draw:name="Image2" text:anchor-type="char" svg:x="-0.601cm" svg:y="0.741cm" svg:width="19.052cm" svg:height="25.709cm" draw:z-index="1"><draw:image xlink:href="Pictures/100002010000078000000438E1FCC0A166E7883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02T18:32:25.255296937</meta:creation-date>
    <dc:date>2024-06-02T18:36:10.819347872</dc:date>
    <meta:editing-duration>PT3M45S</meta:editing-duration>
    <meta:editing-cycles>2</meta:editing-cycles>
    <meta:generator>LibreOffice/6.4.7.2$Linux_X86_64 LibreOffice_project/40$Build-2</meta:generator>
    <meta:document-statistic meta:table-count="0" meta:image-count="2" meta:object-count="0" meta:page-count="2" meta:paragraph-count="0" meta:word-count="0" meta:character-count="0" meta:non-whitespace-character-count="0"/>
  </office:meta>
</office:document-meta>
</file>